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F000000B83B9C04CB.png"/>
  <manifest:file-entry manifest:media-type="image/png" manifest:full-path="Pictures/100002010000015E00000186D259AEF4.png"/>
  <manifest:file-entry manifest:media-type="image/gif" manifest:full-path="Pictures/100002000000010A000000955D887E67.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cm" draw:marker-start-width="0.245cm" draw:marker-end-width="0.245cm" draw:fill="solid" draw:fill-color="#ffffff" draw:textarea-horizontal-align="justify" draw:textarea-vertical-align="middle" draw:auto-grow-height="false" fo:min-height="0cm" fo:min-width="0cm" fo:padding-top="0.015cm" fo:padding-bottom="0.015cm" fo:padding-left="0.015cm" fo:padding-right="0.015cm" fo:wrap-option="no-wrap"/>
    </style:style>
    <style:style style:name="gr3"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03cm" svg:stroke-color="#000000" draw:marker-start="" draw:marker-start-width="0.345cm" draw:marker-start-center="false" draw:marker-end="" draw:marker-end-width="0.345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15cm" fo:padding-bottom="0.015cm" fo:padding-left="0.015cm" fo:padding-right="0.01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graphic-properties draw:stroke="solid" svg:stroke-width="0.03cm" draw:marker-start-width="0.245cm" draw:marker-end-width="0.245cm" draw:fill="solid" draw:fill-color="#cccccc" draw:textarea-horizontal-align="justify" draw:textarea-vertical-align="middle" draw:auto-grow-height="false" fo:padding-top="0.015cm" fo:padding-bottom="0.015cm" fo:padding-left="0.015cm" fo:padding-right="0.015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solid" svg:stroke-width="0.03cm" draw:marker-start-width="0.245cm" draw:marker-end="Arrow" draw:marker-end-width="0.345cm" draw:textarea-horizontal-align="center" draw:textarea-vertical-align="middle" fo:padding-top="0.015cm" fo:padding-bottom="0.015cm" fo:padding-left="0.015cm" fo:padding-right="0.015cm"/>
    </style:style>
    <style:style style:name="gr18" style:family="graphic">
      <style:graphic-properties style:protect="size"/>
    </style:style>
    <style:style style:name="pr1" style:family="presentation" style:parent-style-name="Default-notes">
      <style:graphic-properties draw:fill-color="#ffffff" draw:auto-grow-height="true" fo:min-height="10.629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Tahoma, Raanana, Lucidasans, 'Lucida Sans', 'Arial Unicode MS'" style:font-pitch-complex="variable" style:font-size-complex="24pt" style:language-complex="he" style:country-complex="IL" style:font-style-complex="normal" style:font-weight-complex="normal" style:text-emphasize="none" style:text-scale="100%" style:font-relief="none" fo:hyphenate="false"/>
    </style:style>
    <style:style style:name="P3" style:family="paragraph">
      <style:paragraph-properties fo:margin-left="0.6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6.35cm" svg:height="3.556cm" svg:x="1.626cm" svg:y="9.881cm">
          <draw:image xlink:href="Pictures/100002000000010A000000955D887E67.gif" xlink:type="simple" xlink:show="embed" xlink:actuate="onLoad">
            <text:p/>
          </draw:image>
        </draw:frame>
        <draw:frame draw:style-name="gr1" draw:text-style-name="P1" draw:layer="layout" svg:width="2.528cm" svg:height="2.817cm" svg:x="10.516cm" svg:y="10.874cm">
          <draw:image xlink:href="Pictures/100002010000015E00000186D259AEF4.png" xlink:type="simple" xlink:show="embed" xlink:actuate="onLoad">
            <text:p/>
          </draw:image>
        </draw:frame>
        <draw:frame draw:style-name="gr1" draw:text-style-name="P1" draw:layer="layout" svg:width="2.528cm" svg:height="2.817cm" svg:x="12.416cm" svg:y="11.175cm">
          <draw:image xlink:href="Pictures/100002010000015E00000186D259AEF4.png" xlink:type="simple" xlink:show="embed" xlink:actuate="onLoad">
            <text:p/>
          </draw:image>
        </draw:frame>
        <draw:frame draw:style-name="gr1" draw:text-style-name="P1" draw:layer="layout" svg:width="2.743cm" svg:height="3.175cm" svg:x="16.028cm" svg:y="10.516cm">
          <draw:image xlink:href="Pictures/100002010000009F000000B83B9C04CB.png" xlink:type="simple" xlink:show="embed" xlink:actuate="onLoad">
            <text:p/>
          </draw:image>
        </draw:frame>
        <draw:custom-shape draw:style-name="gr2" draw:text-style-name="P1" draw:layer="layout" svg:width="6.985cm" svg:height="5.145cm" svg:x="3.096cm" svg:y="3.466cm">
          <text:p/>
          <draw:enhanced-geometry svg:viewBox="0 0 21600 21600" draw:text-areas="3000 3320 17110 17330" draw:type="cloud-callout" draw:modifiers="6774.34869739479 29390.4391760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6.985cm" svg:height="5.145cm" svg:x="11.797cm" svg:y="3.667cm">
          <text:p/>
          <draw:enhanced-geometry svg:viewBox="0 0 21600 21600" draw:text-areas="3000 3320 17110 17330" draw:type="cloud-callout" draw:modifiers="6774.34869739479 29390.4391760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polygon draw:style-name="gr3" draw:text-style-name="P2" draw:layer="layout" svg:width="1.163cm" svg:height="0.856cm" svg:x="16.073cm" svg:y="8.807cm" svg:viewBox="0 0 1164 857" draw:points="581,0 642,2 700,8 757,19 811,33 862,51 910,72 954,96 995,123 1033,153 1066,186 1094,221 1118,259 1137,299 1151,340 1160,383 1163,428 1160,473 1151,516 1137,557 1118,597 1094,635 1066,670 1033,703 995,733 954,760 910,784 862,805 811,823 757,837 700,848 642,854 581,856 520,854 462,848 405,837 351,823 300,805 253,784 208,760 167,733 130,703 97,670 68,635 45,597 25,557 11,516 3,473 0,428 3,383 11,340 25,299 45,259 68,221 97,186 130,153 167,123 208,96 253,72 300,51 351,33 405,19 462,8 520,2">
            <text:p/>
          </draw:polygon>
          <draw:polyline draw:style-name="gr4" draw:text-style-name="P2" draw:layer="layout" svg:width="1.163cm" svg:height="0.856cm" svg:x="16.073cm" svg:y="8.807cm" svg:viewBox="0 0 1164 857" draw:points="581,0 642,2 700,8 757,19 811,33 862,51 910,72 954,96 995,123 1033,153 1066,186 1094,221 1118,259 1137,299 1151,340 1160,383 1163,428 1160,473 1151,516 1137,557 1118,597 1094,635 1066,670 1033,703 995,733 954,760 910,784 862,805 811,823 757,837 700,848 642,854 581,856 520,854 462,848 405,837 351,823 300,805 253,784 208,760 167,733 130,703 97,670 68,635 45,597 25,557 11,516 3,473 0,428 3,383 11,340 25,299 45,259 68,221 97,186 130,153 167,123 208,96 253,72 300,51 351,33 405,19 462,8 520,2 581,0">
            <text:p/>
          </draw:polyline>
          <draw:polygon draw:style-name="gr5" draw:text-style-name="P2" draw:layer="layout" svg:width="0.775cm" svg:height="0.57cm" svg:x="16.018cm" svg:y="9.797cm" svg:viewBox="0 0 776 571" draw:points="387,0 427,1 467,6 504,13 540,22 574,34 606,48 636,64 663,82 688,102 710,124 729,148 745,173 758,199 767,227 773,255 775,285 773,315 767,343 758,371 745,397 729,422 710,446 688,468 663,488 636,506 606,522 574,536 540,548 504,557 467,564 427,569 387,570 347,569 307,564 270,557 234,548 200,536 168,522 139,506 111,488 87,468 65,446 46,422 30,397 17,371 8,343 2,315 0,285 2,255 8,227 17,199 30,173 46,148 65,124 87,102 111,82 139,64 168,48 200,34 234,22 270,13 307,6 347,1">
            <text:p/>
          </draw:polygon>
          <draw:polyline draw:style-name="gr6" draw:text-style-name="P2" draw:layer="layout" svg:width="0.775cm" svg:height="0.57cm" svg:x="16.018cm" svg:y="9.797cm" svg:viewBox="0 0 776 571" draw:points="387,0 427,1 467,6 504,13 540,22 574,34 606,48 636,64 663,82 688,102 710,124 729,148 745,173 758,199 767,227 773,255 775,285 773,315 767,343 758,371 745,397 729,422 710,446 688,468 663,488 636,506 606,522 574,536 540,548 504,557 467,564 427,569 387,570 347,569 307,564 270,557 234,548 200,536 168,522 139,506 111,488 87,468 65,446 46,422 30,397 17,371 8,343 2,315 0,285 2,255 8,227 17,199 30,173 46,148 65,124 87,102 111,82 139,64 168,48 200,34 234,22 270,13 307,6 347,1 387,0">
            <text:p/>
          </draw:polyline>
          <draw:polygon draw:style-name="gr7" draw:text-style-name="P2" draw:layer="layout" svg:width="0.451cm" svg:height="0.332cm" svg:x="15.993cm" svg:y="10.554cm" svg:viewBox="0 0 452 333" draw:points="225,0 249,1 271,3 293,7 314,13 334,20 353,28 370,37 386,48 400,59 413,72 424,86 434,100 441,116 447,132 450,149 451,166 450,183 447,200 441,216 434,232 424,246 413,260 400,273 386,284 370,295 353,304 334,312 314,319 293,325 271,329 249,331 225,332 201,331 179,329 157,325 136,319 116,312 98,304 80,295 65,284 50,273 37,260 26,246 17,232 10,216 4,200 1,183 0,166 1,149 4,132 10,116 17,100 26,86 37,72 50,59 65,48 80,37 98,28 116,20 136,13 157,7 179,3 201,1">
            <text:p/>
          </draw:polygon>
          <draw:polyline draw:style-name="gr8" draw:text-style-name="P2" draw:layer="layout" svg:width="0.451cm" svg:height="0.332cm" svg:x="15.993cm" svg:y="10.554cm" svg:viewBox="0 0 452 333" draw:points="225,0 249,1 271,3 293,7 314,13 334,20 353,28 370,37 386,48 400,59 413,72 424,86 434,100 441,116 447,132 450,149 451,166 450,183 447,200 441,216 434,232 424,246 413,260 400,273 386,284 370,295 353,304 334,312 314,319 293,325 271,329 249,331 225,332 201,331 179,329 157,325 136,319 116,312 98,304 80,295 65,284 50,273 37,260 26,246 17,232 10,216 4,200 1,183 0,166 1,149 4,132 10,116 17,100 26,86 37,72 50,59 65,48 80,37 98,28 116,20 136,13 157,7 179,3 201,1 225,0">
            <text:p/>
          </draw:polyline>
        </draw:g>
        <draw:g>
          <draw:polygon draw:style-name="gr9" draw:text-style-name="P2" draw:layer="layout" svg:width="1.163cm" svg:height="0.856cm" svg:x="11.874cm" svg:y="8.508cm" svg:viewBox="0 0 1164 857" draw:points="581,0 642,2 700,8 757,19 811,33 862,51 910,72 954,96 995,123 1033,153 1066,186 1094,221 1118,259 1137,299 1151,340 1160,383 1163,428 1160,473 1151,516 1137,557 1118,597 1094,635 1066,670 1033,703 995,733 954,760 910,784 862,805 811,823 757,837 700,848 642,854 581,856 520,854 462,848 405,837 351,823 300,805 253,784 208,760 167,733 130,703 97,670 68,635 45,597 25,557 11,516 3,473 0,428 3,383 11,340 25,299 45,259 68,221 97,186 130,153 167,123 208,96 253,72 300,51 351,33 405,19 462,8 520,2">
            <text:p/>
          </draw:polygon>
          <draw:polyline draw:style-name="gr10" draw:text-style-name="P2" draw:layer="layout" svg:width="1.163cm" svg:height="0.856cm" svg:x="11.874cm" svg:y="8.508cm" svg:viewBox="0 0 1164 857" draw:points="581,0 642,2 700,8 757,19 811,33 862,51 910,72 954,96 995,123 1033,153 1066,186 1094,221 1118,259 1137,299 1151,340 1160,383 1163,428 1160,473 1151,516 1137,557 1118,597 1094,635 1066,670 1033,703 995,733 954,760 910,784 862,805 811,823 757,837 700,848 642,854 581,856 520,854 462,848 405,837 351,823 300,805 253,784 208,760 167,733 130,703 97,670 68,635 45,597 25,557 11,516 3,473 0,428 3,383 11,340 25,299 45,259 68,221 97,186 130,153 167,123 208,96 253,72 300,51 351,33 405,19 462,8 520,2 581,0">
            <text:p/>
          </draw:polyline>
          <draw:polygon draw:style-name="gr11" draw:text-style-name="P2" draw:layer="layout" svg:width="0.775cm" svg:height="0.57cm" svg:x="11.819cm" svg:y="9.498cm" svg:viewBox="0 0 776 571" draw:points="387,0 427,1 467,6 504,13 540,22 574,34 606,48 636,64 663,82 688,102 710,124 729,148 745,173 758,199 767,227 773,255 775,285 773,315 767,343 758,371 745,397 729,422 710,446 688,468 663,488 636,506 606,522 574,536 540,548 504,557 467,564 427,569 387,570 347,569 307,564 270,557 234,548 200,536 168,522 139,506 111,488 87,468 65,446 46,422 30,397 17,371 8,343 2,315 0,285 2,255 8,227 17,199 30,173 46,148 65,124 87,102 111,82 139,64 168,48 200,34 234,22 270,13 307,6 347,1">
            <text:p/>
          </draw:polygon>
          <draw:polyline draw:style-name="gr12" draw:text-style-name="P2" draw:layer="layout" svg:width="0.775cm" svg:height="0.57cm" svg:x="11.819cm" svg:y="9.498cm" svg:viewBox="0 0 776 571" draw:points="387,0 427,1 467,6 504,13 540,22 574,34 606,48 636,64 663,82 688,102 710,124 729,148 745,173 758,199 767,227 773,255 775,285 773,315 767,343 758,371 745,397 729,422 710,446 688,468 663,488 636,506 606,522 574,536 540,548 504,557 467,564 427,569 387,570 347,569 307,564 270,557 234,548 200,536 168,522 139,506 111,488 87,468 65,446 46,422 30,397 17,371 8,343 2,315 0,285 2,255 8,227 17,199 30,173 46,148 65,124 87,102 111,82 139,64 168,48 200,34 234,22 270,13 307,6 347,1 387,0">
            <text:p/>
          </draw:polyline>
          <draw:polygon draw:style-name="gr13" draw:text-style-name="P2" draw:layer="layout" svg:width="0.451cm" svg:height="0.332cm" svg:x="11.794cm" svg:y="10.255cm" svg:viewBox="0 0 452 333" draw:points="225,0 249,1 271,3 293,7 314,13 334,20 353,28 370,37 386,48 400,59 413,72 424,86 434,100 441,116 447,132 450,149 451,166 450,183 447,200 441,216 434,232 424,246 413,260 400,273 386,284 370,295 353,304 334,312 314,319 293,325 271,329 249,331 225,332 201,331 179,329 157,325 136,319 116,312 98,304 80,295 65,284 50,273 37,260 26,246 17,232 10,216 4,200 1,183 0,166 1,149 4,132 10,116 17,100 26,86 37,72 50,59 65,48 80,37 98,28 116,20 136,13 157,7 179,3 201,1">
            <text:p/>
          </draw:polygon>
          <draw:polyline draw:style-name="gr14" draw:text-style-name="P2" draw:layer="layout" svg:width="0.451cm" svg:height="0.332cm" svg:x="11.794cm" svg:y="10.255cm" svg:viewBox="0 0 452 333" draw:points="225,0 249,1 271,3 293,7 314,13 334,20 353,28 370,37 386,48 400,59 413,72 424,86 434,100 441,116 447,132 450,149 451,166 450,183 447,200 441,216 434,232 424,246 413,260 400,273 386,284 370,295 353,304 334,312 314,319 293,325 271,329 249,331 225,332 201,331 179,329 157,325 136,319 116,312 98,304 80,295 65,284 50,273 37,260 26,246 17,232 10,216 4,200 1,183 0,166 1,149 4,132 10,116 17,100 26,86 37,72 50,59 65,48 80,37 98,28 116,20 136,13 157,7 179,3 201,1 225,0">
            <text:p/>
          </draw:polyline>
        </draw:g>
        <draw:custom-shape draw:style-name="gr15" draw:text-style-name="P1" draw:id="id5" draw:layer="layout" svg:width="1.27cm" svg:height="1.27cm" svg:x="4.166cm" svg:y="4.801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4" draw:layer="layout" svg:width="1.27cm" svg:height="1.27cm" svg:x="6.071cm" svg:y="6.071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1" draw:layer="layout" svg:width="1.27cm" svg:height="1.27cm" svg:x="7.341cm" svg:y="4.166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3" draw:layer="layout" svg:width="1.27cm" svg:height="1.27cm" svg:x="13.056cm" svg:y="6.071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7" draw:layer="layout" svg:width="1.27cm" svg:height="1.27cm" svg:x="14.326cm" svg:y="4.801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6" draw:layer="layout" svg:width="1.27cm" svg:height="1.27cm" svg:x="14.961cm" svg:y="6.706cm">
          <text:p/>
          <draw:enhanced-geometry svg:viewBox="0 0 21600 21600" draw:glue-points="10800 0 3160 3160 0 10800 3160 18440 10800 21600 18440 18440 21600 10800 18440 3160" draw:text-areas="3200 3200 18400 18400" draw:type="ellipse"/>
        </draw:custom-shape>
        <draw:custom-shape draw:style-name="gr15" draw:text-style-name="P1" draw:id="id2" draw:layer="layout" svg:width="1.27cm" svg:height="1.27cm" svg:x="16.231cm" svg:y="4.801cm">
          <text:p/>
          <draw:enhanced-geometry svg:viewBox="0 0 21600 21600" draw:glue-points="10800 0 3160 3160 0 10800 3160 18440 10800 21600 18440 18440 21600 10800 18440 3160" draw:text-areas="3200 3200 18400 18400" draw:type="ellipse"/>
        </draw:custom-shape>
        <draw:line draw:style-name="gr16" draw:text-style-name="P1" draw:layer="layout" svg:x1="3.966cm" svg:y1="13.456cm" svg:x2="7.141cm" svg:y2="13.456cm">
          <text:p/>
        </draw:line>
        <draw:connector draw:style-name="gr17" draw:text-style-name="P1" draw:layer="layout" draw:type="curve" svg:x1="8.425cm" svg:y1="4.35cm" svg:x2="16.865cm" svg:y2="4.801cm" draw:start-shape="id1" draw:start-glue-point="11" draw:end-shape="id2" draw:end-glue-point="4">
          <text:p/>
        </draw:connector>
        <draw:connector draw:style-name="gr17" draw:text-style-name="P1" draw:layer="layout" draw:type="curve" svg:x1="13.056cm" svg:y1="6.705cm" svg:x2="7.339cm" svg:y2="6.705cm" draw:start-shape="id3" draw:start-glue-point="6" draw:end-shape="id4" draw:end-glue-point="10">
          <text:p/>
        </draw:connector>
        <draw:connector draw:style-name="gr17" draw:text-style-name="P1" draw:layer="layout" draw:type="curve" svg:x1="5.25cm" svg:y1="5.885cm" svg:x2="6.071cm" svg:y2="6.705cm" draw:start-shape="id5" draw:start-glue-point="9" draw:end-shape="id4" draw:end-glue-point="6">
          <text:p/>
        </draw:connector>
        <draw:connector draw:style-name="gr17" draw:text-style-name="P1" draw:layer="layout" draw:type="curve" svg:x1="7.155cm" svg:y1="6.255cm" svg:x2="7.525cm" svg:y2="5.25cm" draw:start-shape="id4" draw:start-glue-point="11" draw:end-shape="id1" draw:end-glue-point="7">
          <text:p/>
        </draw:connector>
        <draw:connector draw:style-name="gr17" draw:text-style-name="P1" draw:layer="layout" draw:type="curve" svg:x1="7.341cm" svg:y1="4.8cm" svg:x2="5.434cm" svg:y2="5.435cm" draw:start-shape="id1" draw:start-glue-point="6" draw:end-shape="id5" draw:end-glue-point="10">
          <text:p/>
        </draw:connector>
        <draw:connector draw:style-name="gr17" draw:text-style-name="P1" draw:layer="layout" draw:type="curve" svg:x1="14.324cm" svg:y1="6.705cm" svg:x2="14.961cm" svg:y2="7.34cm" draw:start-shape="id3" draw:start-glue-point="10" draw:end-shape="id6" draw:end-glue-point="6">
          <text:p/>
        </draw:connector>
        <draw:connector draw:style-name="gr17" draw:text-style-name="P1" draw:layer="layout" draw:type="curve" svg:x1="16.045cm" svg:y1="6.89cm" svg:x2="16.415cm" svg:y2="5.885cm" draw:start-shape="id6" draw:start-glue-point="11" draw:end-shape="id2" draw:end-glue-point="7">
          <text:p/>
        </draw:connector>
        <draw:connector draw:style-name="gr17" draw:text-style-name="P1" draw:layer="layout" draw:type="curve" svg:x1="13.69cm" svg:y1="6.071cm" svg:x2="14.326cm" svg:y2="5.435cm" draw:start-shape="id3" draw:start-glue-point="4" draw:end-shape="id7" draw:end-glue-point="6">
          <text:p/>
        </draw:connector>
        <draw:connector draw:style-name="gr17" draw:text-style-name="P1" draw:layer="layout" draw:type="curve" svg:x1="16.231cm" svg:y1="5.435cm" svg:x2="15.594cm" svg:y2="5.435cm" draw:start-shape="id2" draw:start-glue-point="6" draw:end-shape="id7" draw:end-glue-point="10">
          <text:p/>
        </draw:connector>
        <presentation:notes draw:style-name="dp2">
          <draw:page-thumbnail draw:style-name="gr18" draw:layer="layout" svg:width="12.767cm" svg:height="9.575cm" svg:x="4.411cm" svg:y="2.794cm" draw:page-number="1" presentation:class="page"/>
          <draw:frame presentation:style-name="pr1" draw:text-style-name="P3"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Raanana, Lucidasans, 'Lucida Sans', '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Roman No9 L'"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Raanana, Lucidasans, 'Lucida Sans', '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Raanana, Lucidasans, 'Lucida Sans', '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Raanana, Lucidasans, 'Lucida Sans', 'Arial Unicode M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Raanana, Lucidasans, 'Lucida Sans', '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991cm" fo:margin-bottom="0.991cm" fo:margin-left="0.991cm" fo:margin-right="0.991cm" fo:page-width="21cm" fo:page-height="29.7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5.51cm" svg:height="7.793cm" svg:x="4.631cm" svg:y="2cm" draw:page-number="1"/>
      <draw:page-thumbnail draw:layer="backgroundobjects" svg:width="5.51cm" svg:height="7.793cm" svg:x="17.798cm" svg:y="2cm"/>
      <draw:page-thumbnail draw:layer="backgroundobjects" svg:width="5.51cm" svg:height="7.793cm" svg:x="4.631cm" svg:y="11.795cm"/>
      <draw:page-thumbnail draw:layer="backgroundobjects" svg:width="5.51cm" svg:height="7.793cm" svg:x="17.798cm" svg:y="11.795cm"/>
    </style:handout-master>
    <style:master-page style:name="Default" style:page-layout-name="PM1" draw:style-name="dp1">
      <draw:frame presentation:style-name="Default-title" draw:layer="backgroundobjects" svg:width="16.24cm" svg:height="4.628cm" svg:x="2.388cm" svg:y="3.291cm" presentation:class="title" presentation:placeholder="true">
        <draw:text-box/>
      </draw:frame>
      <draw:frame presentation:style-name="Default-outline1" draw:layer="backgroundobjects" svg:width="16.24cm" svg:height="17.461cm" svg:x="2.388cm" svg:y="8.696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5-11-13T21:01:31</meta:creation-date>
    <dc:date>2007-05-16T16:09:55</dc:date>
    <meta:print-date>2007-05-16T16:05:26</meta:print-date>
    <dc:language>en-US</dc:language>
    <meta:editing-cycles>6</meta:editing-cycles>
    <meta:editing-duration>PT20M40S</meta:editing-duration>
    <meta:user-defined meta:name="Info 1"/>
    <meta:user-defined meta:name="Info 2"/>
    <meta:user-defined meta:name="Info 3"/>
    <meta:user-defined meta:name="Info 4"/>
    <meta:document-statistic meta:object-count="47"/>
  </office:meta>
</office:document-meta>
</file>